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251.94pt"/>
    </style:style>
    <style:style style:name="co8" style:family="table-column">
      <style:table-column-properties fo:break-before="auto" style:column-width="116.9pt"/>
    </style:style>
    <style:style style:name="co9" style:family="table-column">
      <style:table-column-properties fo:break-before="auto" style:column-width="29.11pt"/>
    </style:style>
    <style:style style:name="co10" style:family="table-column">
      <style:table-column-properties fo:break-before="auto" style:column-width="27.95pt"/>
    </style:style>
    <style:style style:name="co11" style:family="table-column">
      <style:table-column-properties fo:break-before="auto" style:column-width="75.29pt"/>
    </style:style>
    <style:style style:name="co12" style:family="table-column">
      <style:table-column-properties fo:break-before="auto" style:column-width="143.35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style="italic" style:text-underline-style="none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6.16" calcext:value-type="float">
            <text:p>-96.1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6-29" calcext:value-type="date">
            <text:p>06/29/19</text:p>
          </table:table-cell>
          <table:table-cell office:value-type="string" calcext:value-type="string">
            <text:p>FIDO Jun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Last car fill into rental car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72.18" calcext:value-type="float">
            <text:p>-67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D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hare purchase @ 0.1 per share for 5.8 million shares.</text:p>
          </table:table-cell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0" calcext:value-type="date">
            <text:p>07/20/19</text:p>
          </table:table-cell>
          <table:table-cell office:value-type="string" calcext:value-type="string">
            <text:p>gas fill for 50.1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.1" calcext:value-type="float">
            <text:p>-50.1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3" calcext:value-type="date">
            <text:p>07/23/19</text:p>
          </table:table-cell>
          <table:table-cell office:value-type="string" calcext:value-type="string">
            <text:p>CIBC to 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gas fill for 47.86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7.86" calcext:value-type="float">
            <text:p>-47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6" calcext:value-type="date">
            <text:p>07/26/19</text:p>
          </table:table-cell>
          <table:table-cell office:value-type="string" calcext:value-type="string">
            <text:p>Transfer from CIBC personal to convex cap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28" calcext:value-type="date">
            <text:p>07/28/19</text:p>
          </table:table-cell>
          <table:table-cell office:value-type="string" calcext:value-type="string">
            <text:p>gas fill for 56.9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6.93" calcext:value-type="float">
            <text:p>-56.9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7-29" calcext:value-type="date">
            <text:p>07/29/19</text:p>
          </table:table-cell>
          <table:table-cell office:value-type="string" calcext:value-type="string">
            <text:p>JK Tax (carol ma accountant meet up)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226" calcext:value-type="float">
            <text:p>-22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IBC 0704 July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1786.78" calcext:value-type="float">
            <text:p>-1786.7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CAD from personal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7-30" calcext:value-type="date">
            <text:p>07/30/19</text:p>
          </table:table-cell>
          <table:table-cell office:value-type="string" calcext:value-type="string">
            <text:p>FIDO june bil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expense</text:p>
          </table:table-cell>
          <table:table-cell office:value-type="float" office:value="-72.05" calcext:value-type="float">
            <text:p>-72.0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1" calcext:value-type="date">
            <text:p>08/01/19</text:p>
          </table:table-cell>
          <table:table-cell office:value-type="string" calcext:value-type="string">
            <text:p>CAD from TD business to TD US personal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60.92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60.92" calcext:value-type="float">
            <text:p>-60.9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Gas 30 USD(Penn state) (1.36 by CIBC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8" calcext:value-type="float">
            <text:p>-40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30 USD(Penn state) (1.3580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74" calcext:value-type="float">
            <text:p>-40.7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4" calcext:value-type="date">
            <text:p>08/04/19</text:p>
          </table:table-cell>
          <table:table-cell office:value-type="string" calcext:value-type="string">
            <text:p>Gas 52.65 (NYC trip)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2.65" calcext:value-type="float">
            <text:p>-52.6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TD Car insuranc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83.63" calcext:value-type="float">
            <text:p>-183.6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Honda car lea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900" calcext:value-type="float">
            <text:p>-9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02" calcext:value-type="date">
            <text:p>08/02/19</text:p>
          </table:table-cell>
          <table:table-cell office:value-type="string" calcext:value-type="string">
            <text:p>Quality Inn Dunnmore <text:s/>(110.86 @ 1.3598232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50.75" calcext:value-type="float">
            <text:p>-150.7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Dunnmore <text:s/>(134.47 @ 1.359857217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-182.86" calcext:value-type="float">
            <text:p>-182.8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3" calcext:value-type="date">
            <text:p>08/03/19</text:p>
          </table:table-cell>
          <table:table-cell office:value-type="string" calcext:value-type="string">
            <text:p>Quality Inn fruit refund <text:s/>(8.82 @ 1.28911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expense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95" calcext:value-type="float">
            <text:p>-43.95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09" calcext:value-type="date">
            <text:p>08/09/19</text:p>
          </table:table-cell>
          <table:table-cell office:value-type="string" calcext:value-type="string">
            <text:p>wang ke GoldKey accountant consulting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xpense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12" calcext:value-type="date">
            <text:p>08/12/19</text:p>
          </table:table-cell>
          <table:table-cell office:value-type="string" calcext:value-type="string">
            <text:p>to IB 9100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/>
        </table:table-row>
        <table:table-row table:style-name="ro1">
          <table:table-cell office:value-type="date" office:date-value="2019-08-14" calcext:value-type="date">
            <text:p>08/14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54" calcext:value-type="float">
            <text:p>-40.54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TD personal USD to biz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/>
        </table:table-row>
        <table:table-row table:style-name="ro1">
          <table:table-cell office:value-type="date" office:date-value="2019-08-19" calcext:value-type="date">
            <text:p>08/1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5.22" calcext:value-type="float">
            <text:p>-45.22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1" calcext:value-type="date">
            <text:p>08/21/19</text:p>
          </table:table-cell>
          <table:table-cell office:value-type="string" calcext:value-type="string">
            <text:p>renewal license plat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8-26" calcext:value-type="date">
            <text:p>08/26/19</text:p>
          </table:table-cell>
          <table:table-cell office:value-type="string" calcext:value-type="string">
            <text:p>CIBC 0704 Aug credit card pay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ayment</text:p>
          </table:table-cell>
          <table:table-cell office:value-type="float" office:value="-943.9" calcext:value-type="float">
            <text:p>-943.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  <table:table-row table:style-name="ro1">
          <table:table-cell office:value-type="date" office:date-value="2019-08-29" calcext:value-type="date">
            <text:p>08/29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9.98" calcext:value-type="float">
            <text:p>-49.9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1" calcext:value-type="date">
            <text:p>09/01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3.56" calcext:value-type="float">
            <text:p>-43.56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08" calcext:value-type="date">
            <text:p>09/08/19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1" calcext:value-type="date">
            <text:p>09/11/19</text:p>
          </table:table-cell>
          <table:table-cell office:value-type="string" calcext:value-type="string">
            <text:p>Thinkpad comput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xpense</text:p>
          </table:table-cell>
          <table:table-cell office:value-type="float" office:value="-2038.58" calcext:value-type="float">
            <text:p>-2038.5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/>
        </table:table-row>
        <table:table-row table:style-name="ro1">
          <table:table-cell office:value-type="date" office:date-value="2019-09-17" calcext:value-type="date">
            <text:p>09/17/19</text:p>
          </table:table-cell>
          <table:table-cell office:value-type="string" calcext:value-type="string">
            <text:p>transfer from 34731 to 49919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/>
        </table:table-row>
      </table:table>
      <table:table table:name="630 Month end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9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9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CIBC</text:p>
          </table:table-cell>
          <table:table-cell table:number-columns-repeated="4"/>
          <table:table-cell table:style-name="ce9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4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5" table:default-cell-style-name="ce16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H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08:08:39.679406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9-17T08:09:35.151148931</dc:date>
    <meta:editing-duration>P1DT3H33M11S</meta:editing-duration>
    <meta:editing-cycles>124</meta:editing-cycles>
    <meta:generator>LibreOffice/6.0.7.3$Linux_X86_64 LibreOffice_project/00m0$Build-3</meta:generator>
    <meta:document-statistic meta:table-count="4" meta:cell-count="453" meta:object-count="0"/>
  </office:meta>
</office:document-meta>
</file>